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/>
    </style:style>
    <style:style style:name="P2" style:parent-style-name="Standard" style:family="paragraph">
      <style:paragraph-properties>
        <style:tab-stops>
          <style:tab-stop style:type="center" style:position="3.75in"/>
          <style:tab-stop style:type="left" style:position="6.1041in"/>
        </style:tab-stops>
      </style:paragraph-properties>
    </style:style>
    <style:style style:name="T3" style:parent-style-name="DefaultParagraphFont" style:family="text">
      <style:text-properties fo:font-weight="bold" style:font-weight-asian="bold" style:font-weight-complex="bold" fo:font-size="11pt" style:font-size-asian="11pt"/>
    </style:style>
    <style:style style:name="T4" style:parent-style-name="DefaultParagraphFont" style:family="text">
      <style:text-properties fo:font-size="11pt" style:font-size-asian="11pt"/>
    </style:style>
    <style:style style:name="P5" style:parent-style-name="Standard" style:family="paragraph">
      <style:paragraph-properties fo:text-align="center"/>
    </style:style>
    <style:style style:name="T6" style:parent-style-name="DefaultParagraphFont" style:family="text">
      <style:text-properties fo:font-size="11pt" style:font-size-asian="11pt"/>
    </style:style>
    <style:style style:name="T7" style:parent-style-name="DefaultParagraphFont" style:family="text">
      <style:text-properties fo:font-size="11pt" style:font-size-asian="11pt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/>
      <style:text-properties fo:font-weight="bold" style:font-weight-asian="bold" fo:font-variant="small-caps" fo:font-size="14pt" style:font-size-asian="14pt"/>
    </style:style>
    <style:style style:name="P10" style:parent-style-name="Standard" style:family="paragraph">
      <style:text-properties fo:font-size="6pt" style:font-size-asian="6pt"/>
    </style:style>
    <style:style style:name="T11" style:parent-style-name="DefaultParagraphFont" style:family="text">
      <style:text-properties fo:font-weight="bold" style:font-weight-asian="bold"/>
    </style:style>
    <style:style style:name="T12" style:parent-style-name="DefaultParagraphFont" style:family="text">
      <style:text-properties fo:font-weight="bold" style:font-weight-asian="bold"/>
    </style:style>
    <style:style style:name="T13" style:parent-style-name="DefaultParagraphFont" style:family="text">
      <style:text-properties fo:font-weight="bold" style:font-weight-asian="bold"/>
    </style:style>
    <style:style style:name="T14" style:parent-style-name="DefaultParagraphFont" style:family="text">
      <style:text-properties fo:font-weight="bold" style:font-weight-asian="bold"/>
    </style:style>
    <style:style style:name="T15" style:parent-style-name="DefaultParagraphFont" style:family="text">
      <style:text-properties fo:font-weight="bold" style:font-weight-asian="bold"/>
    </style:style>
    <style:style style:name="T16" style:parent-style-name="DefaultParagraphFont" style:family="text">
      <style:text-properties fo:font-weight="bold" style:font-weight-asian="bold"/>
    </style:style>
    <style:style style:name="T17" style:parent-style-name="DefaultParagraphFont" style:family="text">
      <style:text-properties fo:font-weight="bold" style:font-weight-asian="bold"/>
    </style:style>
    <style:style style:name="T18" style:parent-style-name="DefaultParagraphFont" style:family="text">
      <style:text-properties fo:font-weight="bold" style:font-weight-asian="bold"/>
    </style:style>
    <style:style style:name="T19" style:parent-style-name="DefaultParagraphFont" style:family="text">
      <style:text-properties fo:font-weight="bold" style:font-weight-asian="bold"/>
    </style:style>
    <style:style style:name="T20" style:parent-style-name="DefaultParagraphFont" style:family="text">
      <style:text-properties fo:font-weight="bold" style:font-weight-asian="bold"/>
    </style:style>
    <style:style style:name="T21" style:parent-style-name="DefaultParagraphFont" style:family="text">
      <style:text-properties fo:font-style="italic" style:font-style-asian="italic" style:font-style-complex="italic"/>
    </style:style>
    <style:style style:name="P22" style:parent-style-name="ListParagraph" style:list-style-name="WWNum3" style:family="paragraph">
      <style:paragraph-properties fo:margin-bottom="0.0694in" fo:line-height="100%"/>
    </style:style>
    <style:style style:name="T23" style:parent-style-name="DefaultParagraphFont" style:family="text">
      <style:text-properties style:font-name="Times New Roman"/>
    </style:style>
    <style:style style:name="T24" style:parent-style-name="DefaultParagraphFont" style:family="text">
      <style:text-properties style:font-name="Times New Roman"/>
    </style:style>
    <style:style style:name="T25" style:parent-style-name="DefaultParagraphFont" style:family="text">
      <style:text-properties style:font-name="Times New Roman"/>
    </style:style>
    <style:style style:name="T26" style:parent-style-name="DefaultParagraphFont" style:family="text">
      <style:text-properties style:font-name="Times New Roman"/>
    </style:style>
    <style:style style:name="T27" style:parent-style-name="DefaultParagraphFont" style:family="text">
      <style:text-properties style:font-name="Times New Roman"/>
    </style:style>
    <style:style style:name="T28" style:parent-style-name="DefaultParagraphFont" style:family="text">
      <style:text-properties style:font-name="Times New Roman"/>
    </style:style>
    <style:style style:name="T29" style:parent-style-name="DefaultParagraphFont" style:family="text">
      <style:text-properties style:font-name="Times New Roman"/>
    </style:style>
    <style:style style:name="T30" style:parent-style-name="DefaultParagraphFont" style:family="text">
      <style:text-properties style:font-name="Times New Roman"/>
    </style:style>
    <style:style style:name="T31" style:parent-style-name="DefaultParagraphFont" style:family="text">
      <style:text-properties style:font-name="Times New Roman"/>
    </style:style>
    <style:style style:name="T32" style:parent-style-name="DefaultParagraphFont" style:family="text">
      <style:text-properties style:font-name="Times New Roman"/>
    </style:style>
    <style:style style:name="T33" style:parent-style-name="DefaultParagraphFont" style:family="text">
      <style:text-properties style:font-name="Times New Roman" fo:font-style="italic" style:font-style-asian="italic" style:font-style-complex="italic"/>
    </style:style>
    <style:style style:name="P34" style:parent-style-name="ListParagraph" style:list-style-name="WWNum3" style:family="paragraph">
      <style:paragraph-properties fo:margin-bottom="0.0694in" fo:line-height="100%"/>
      <style:text-properties style:font-name="Times New Roman"/>
    </style:style>
    <style:style style:name="P35" style:parent-style-name="ListParagraph" style:list-style-name="WWNum3" style:family="paragraph">
      <style:paragraph-properties fo:margin-bottom="0.0694in" fo:line-height="100%"/>
      <style:text-properties style:font-name="Times New Roman"/>
    </style:style>
    <style:style style:name="T36" style:parent-style-name="DefaultParagraphFont" style:family="text">
      <style:text-properties fo:font-weight="bold" style:font-weight-asian="bold"/>
    </style:style>
    <style:style style:name="T37" style:parent-style-name="DefaultParagraphFont" style:family="text">
      <style:text-properties fo:font-weight="bold" style:font-weight-asian="bold"/>
    </style:style>
    <style:style style:name="T38" style:parent-style-name="DefaultParagraphFont" style:family="text">
      <style:text-properties fo:font-weight="bold" style:font-weight-asian="bold"/>
    </style:style>
    <style:style style:name="T39" style:parent-style-name="DefaultParagraphFont" style:family="text">
      <style:text-properties fo:font-weight="bold" style:font-weight-asian="bold"/>
    </style:style>
    <style:style style:name="T40" style:parent-style-name="DefaultParagraphFont" style:family="text">
      <style:text-properties fo:font-weight="bold" style:font-weight-asian="bold"/>
    </style:style>
    <style:style style:name="T41" style:parent-style-name="DefaultParagraphFont" style:family="text">
      <style:text-properties fo:font-weight="bold" style:font-weight-asian="bold"/>
    </style:style>
    <style:style style:name="T42" style:parent-style-name="DefaultParagraphFont" style:family="text">
      <style:text-properties fo:font-style="italic" style:font-style-asian="italic" style:font-style-complex="italic"/>
    </style:style>
    <style:style style:name="P43" style:parent-style-name="ListParagraph" style:list-style-name="WWNum1" style:family="paragraph">
      <style:paragraph-properties fo:margin-bottom="0.0694in" fo:line-height="100%"/>
    </style:style>
    <style:style style:name="T44" style:parent-style-name="DefaultParagraphFont" style:family="text">
      <style:text-properties style:font-name="Times New Roman"/>
    </style:style>
    <style:style style:name="T45" style:parent-style-name="DefaultParagraphFont" style:family="text">
      <style:text-properties style:font-name="Times New Roman"/>
    </style:style>
    <style:style style:name="T46" style:parent-style-name="DefaultParagraphFont" style:family="text">
      <style:text-properties style:font-name="Times New Roman"/>
    </style:style>
    <style:style style:name="T47" style:parent-style-name="DefaultParagraphFont" style:family="text">
      <style:text-properties style:font-name="Times New Roman"/>
    </style:style>
    <style:style style:name="T48" style:parent-style-name="DefaultParagraphFont" style:family="text">
      <style:text-properties style:font-name="Times New Roman" fo:font-size="12pt" style:font-size-asian="12pt"/>
    </style:style>
    <style:style style:name="T49" style:parent-style-name="DefaultParagraphFont" style:family="text">
      <style:text-properties style:font-name="Times New Roman" fo:font-size="12pt" style:font-size-asian="12pt"/>
    </style:style>
    <style:style style:name="T50" style:parent-style-name="DefaultParagraphFont" style:family="text">
      <style:text-properties style:font-name="Times New Roman" fo:font-size="12pt" style:font-size-asian="12pt"/>
    </style:style>
    <style:style style:name="T51" style:parent-style-name="DefaultParagraphFont" style:family="text">
      <style:text-properties style:font-name="Times New Roman" fo:font-size="12pt" style:font-size-asian="12pt"/>
    </style:style>
    <style:style style:name="T52" style:parent-style-name="DefaultParagraphFont" style:family="text">
      <style:text-properties style:font-name="Times New Roman" fo:font-size="12pt" style:font-size-asian="12pt"/>
    </style:style>
    <style:style style:name="T53" style:parent-style-name="DefaultParagraphFont" style:family="text">
      <style:text-properties style:font-name="Times New Roman" fo:font-size="12pt" style:font-size-asian="12pt"/>
    </style:style>
    <style:style style:name="T54" style:parent-style-name="DefaultParagraphFont" style:family="text">
      <style:text-properties style:font-name="Times New Roman" fo:font-style="italic" style:font-style-asian="italic"/>
    </style:style>
    <style:style style:name="P55" style:parent-style-name="ListParagraph" style:list-style-name="WWNum1" style:family="paragraph">
      <style:paragraph-properties fo:margin-bottom="0.0694in" fo:line-height="100%"/>
      <style:text-properties style:font-name="Times New Roman"/>
    </style:style>
    <style:style style:name="P56" style:parent-style-name="ListParagraph" style:list-style-name="WWNum1" style:family="paragraph">
      <style:paragraph-properties fo:margin-bottom="0.0694in" fo:line-height="100%"/>
      <style:text-properties style:font-name="Times New Roman"/>
    </style:style>
    <style:style style:name="P57" style:parent-style-name="Standard" style:family="paragraph">
      <style:text-properties fo:font-weight="bold" style:font-weight-asian="bold" fo:font-variant="small-caps" fo:font-size="10pt" style:font-size-asian="10pt"/>
    </style:style>
    <style:style style:name="TableColumn59" style:family="table-column">
      <style:table-column-properties style:column-width="3.559in" style:use-optimal-column-width="false"/>
    </style:style>
    <style:style style:name="TableColumn60" style:family="table-column">
      <style:table-column-properties style:column-width="3.9375in" style:use-optimal-column-width="false"/>
    </style:style>
    <style:style style:name="Table58" style:family="table">
      <style:table-properties style:width="7.4965in" fo:margin-left="-0.0854in" table:align="lef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none" fo:background-color="#FFFFFF" style:writing-mode="lr-tb" fo:padding-top="0in" fo:padding-left="0.0854in" fo:padding-bottom="0in" fo:padding-right="0.075in"/>
    </style:style>
    <style:style style:name="P63" style:parent-style-name="Standard" style:family="paragraph">
      <style:paragraph-properties fo:line-height="104%"/>
      <style:text-properties fo:font-style="italic" style:font-style-asian="italic" fo:font-size="11pt" style:font-size-asian="11pt" style:font-size-complex="10pt" style:text-underline-type="single" style:text-underline-style="solid" style:text-underline-width="auto" style:text-underline-mode="continuous"/>
    </style:style>
    <style:style style:name="TableCell64" style:family="table-cell">
      <style:table-cell-properties fo:border="none" fo:background-color="#FFFFFF" style:writing-mode="lr-tb" fo:padding-top="0in" fo:padding-left="0.0854in" fo:padding-bottom="0in" fo:padding-right="0.075in"/>
    </style:style>
    <style:style style:name="P65" style:parent-style-name="Standard" style:family="paragraph">
      <style:paragraph-properties fo:line-height="104%"/>
      <style:text-properties fo:font-style="italic" style:font-style-asian="italic" fo:font-size="11pt" style:font-size-asian="11pt" style:font-size-complex="10pt" style:text-underline-type="single" style:text-underline-style="solid" style:text-underline-width="auto" style:text-underline-mode="continuous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none" fo:background-color="#FFFFFF" style:writing-mode="lr-tb" fo:padding-top="0in" fo:padding-left="0.0854in" fo:padding-bottom="0in" fo:padding-right="0.075in"/>
    </style:style>
    <style:style style:name="P68" style:parent-style-name="Standard" style:family="paragraph">
      <style:paragraph-properties fo:line-height="104%"/>
      <style:text-properties fo:font-size="10pt" style:font-size-asian="10pt" style:font-size-complex="10pt"/>
    </style:style>
    <style:style style:name="TableCell69" style:family="table-cell">
      <style:table-cell-properties fo:border="none" fo:background-color="#FFFFFF" style:writing-mode="lr-tb" fo:padding-top="0in" fo:padding-left="0.0854in" fo:padding-bottom="0in" fo:padding-right="0.075in"/>
    </style:style>
    <style:style style:name="P70" style:parent-style-name="Standard" style:family="paragraph">
      <style:paragraph-properties fo:line-height="104%"/>
      <style:text-properties fo:font-size="10pt" style:font-size-asian="10pt" style:font-size-complex="10p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none" fo:background-color="#FFFFFF" style:writing-mode="lr-tb" fo:padding-top="0in" fo:padding-left="0.0854in" fo:padding-bottom="0in" fo:padding-right="0.075in"/>
    </style:style>
    <style:style style:name="P73" style:parent-style-name="Standard" style:family="paragraph">
      <style:paragraph-properties fo:line-height="104%"/>
      <style:text-properties fo:font-size="10pt" style:font-size-asian="10pt" style:font-size-complex="10pt"/>
    </style:style>
    <style:style style:name="TableCell74" style:family="table-cell">
      <style:table-cell-properties fo:border="none" fo:background-color="#FFFFFF" style:writing-mode="lr-tb" fo:padding-top="0in" fo:padding-left="0.0854in" fo:padding-bottom="0in" fo:padding-right="0.075in"/>
    </style:style>
    <style:style style:name="P75" style:parent-style-name="Standard" style:family="paragraph">
      <style:paragraph-properties fo:line-height="104%"/>
      <style:text-properties fo:font-size="10pt" style:font-size-asian="10pt" style:font-size-complex="10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none" fo:background-color="#FFFFFF" style:writing-mode="lr-tb" fo:padding-top="0in" fo:padding-left="0.0854in" fo:padding-bottom="0in" fo:padding-right="0.075in"/>
    </style:style>
    <style:style style:name="P78" style:parent-style-name="Standard" style:family="paragraph">
      <style:paragraph-properties fo:line-height="104%"/>
      <style:text-properties fo:font-size="10pt" style:font-size-asian="10pt" style:font-size-complex="10pt"/>
    </style:style>
    <style:style style:name="TableCell79" style:family="table-cell">
      <style:table-cell-properties fo:border="none" fo:background-color="#FFFFFF" style:writing-mode="lr-tb" fo:padding-top="0in" fo:padding-left="0.0854in" fo:padding-bottom="0in" fo:padding-right="0.075in"/>
    </style:style>
    <style:style style:name="P80" style:parent-style-name="Standard" style:family="paragraph">
      <style:paragraph-properties fo:line-height="104%"/>
      <style:text-properties fo:font-size="10pt" style:font-size-asian="10pt" style:font-size-complex="10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none" fo:background-color="#FFFFFF" style:writing-mode="lr-tb" fo:padding-top="0in" fo:padding-left="0.0854in" fo:padding-bottom="0in" fo:padding-right="0.075in"/>
    </style:style>
    <style:style style:name="P83" style:parent-style-name="Standard" style:family="paragraph">
      <style:paragraph-properties fo:line-height="104%"/>
      <style:text-properties fo:font-size="10pt" style:font-size-asian="10pt" style:font-size-complex="10pt"/>
    </style:style>
    <style:style style:name="TableCell84" style:family="table-cell">
      <style:table-cell-properties fo:border="none" fo:background-color="#FFFFFF" style:writing-mode="lr-tb" fo:padding-top="0in" fo:padding-left="0.0854in" fo:padding-bottom="0in" fo:padding-right="0.075in"/>
    </style:style>
    <style:style style:name="P85" style:parent-style-name="Standard" style:family="paragraph">
      <style:paragraph-properties fo:line-height="104%"/>
      <style:text-properties fo:font-size="10pt" style:font-size-asian="10pt" style:font-size-complex="10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none" fo:background-color="#FFFFFF" style:writing-mode="lr-tb" fo:padding-top="0in" fo:padding-left="0.0854in" fo:padding-bottom="0in" fo:padding-right="0.075in"/>
    </style:style>
    <style:style style:name="P88" style:parent-style-name="Standard" style:family="paragraph">
      <style:paragraph-properties fo:line-height="104%"/>
      <style:text-properties fo:font-size="10pt" style:font-size-asian="10pt" style:font-size-complex="10pt"/>
    </style:style>
    <style:style style:name="TableCell89" style:family="table-cell">
      <style:table-cell-properties fo:border="none" fo:background-color="#FFFFFF" style:writing-mode="lr-tb" fo:padding-top="0in" fo:padding-left="0.0854in" fo:padding-bottom="0in" fo:padding-right="0.075in"/>
    </style:style>
    <style:style style:name="P90" style:parent-style-name="Standard" style:family="paragraph">
      <style:paragraph-properties fo:line-height="104%"/>
      <style:text-properties fo:font-size="10pt" style:font-size-asian="10pt" style:font-size-complex="10pt"/>
    </style:style>
    <style:style style:name="P91" style:parent-style-name="Standard" style:family="paragraph">
      <style:text-properties fo:font-style="italic" style:font-style-asian="italic" fo:font-size="11pt" style:font-size-asian="11pt" style:font-size-complex="11pt"/>
    </style:style>
    <style:style style:name="P92" style:parent-style-name="Standard" style:family="paragraph">
      <style:text-properties fo:font-style="italic" style:font-style-asian="italic" fo:font-size="11pt" style:font-size-asian="11pt" style:font-size-complex="11pt"/>
    </style:style>
    <style:style style:name="P93" style:parent-style-name="Standard" style:family="paragraph">
      <style:text-properties fo:font-size="6pt" style:font-size-asian="6pt" style:font-size-complex="11pt"/>
    </style:style>
    <style:style style:name="P94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/>
      <style:text-properties fo:font-weight="bold" style:font-weight-asian="bold" fo:font-variant="small-caps" fo:font-size="14pt" style:font-size-asian="14pt" style:font-size-complex="14pt"/>
    </style:style>
    <style:style style:name="P95" style:parent-style-name="Standard" style:family="paragraph">
      <style:text-properties fo:font-size="6pt" style:font-size-asian="6pt"/>
    </style:style>
    <style:style style:name="T96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97" style:parent-style-name="DefaultParagraphFont" style:family="text">
      <style:text-properties style:font-weight-complex="bold" fo:font-size="11pt" style:font-size-asian="11pt"/>
    </style:style>
    <style:style style:name="T98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99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0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1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2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3" style:parent-style-name="DefaultParagraphFont" style:family="text">
      <style:text-properties style:font-weight-complex="bold" fo:font-size="11pt" style:font-size-asian="11pt"/>
    </style:style>
    <style:style style:name="T104" style:parent-style-name="DefaultParagraphFont" style:family="text">
      <style:text-properties style:font-weight-complex="bold" fo:font-size="11pt" style:font-size-asian="11pt"/>
    </style:style>
    <style:style style:name="T105" style:parent-style-name="DefaultParagraphFont" style:family="text">
      <style:text-properties style:font-weight-complex="bold" fo:font-size="11pt" style:font-size-asian="11pt"/>
    </style:style>
    <style:style style:name="T106" style:parent-style-name="DefaultParagraphFont" style:family="text">
      <style:text-properties style:font-weight-complex="bold" fo:font-size="11pt" style:font-size-asian="11pt"/>
    </style:style>
    <style:style style:name="T107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8" style:parent-style-name="DefaultParagraphFont" style:family="text">
      <style:text-properties style:font-weight-complex="bold" style:font-style-complex="italic" fo:font-size="11pt" style:font-size-asian="11pt"/>
    </style:style>
    <style:style style:name="T109" style:parent-style-name="DefaultParagraphFont" style:family="text">
      <style:text-properties style:font-weight-complex="bold" style:font-style-complex="italic" fo:font-size="11pt" style:font-size-asian="11pt"/>
    </style:style>
    <style:style style:name="T110" style:parent-style-name="DefaultParagraphFont" style:family="text">
      <style:text-properties style:font-weight-complex="bold" style:font-style-complex="italic" fo:font-size="11pt" style:font-size-asian="11pt"/>
    </style:style>
    <style:style style:name="T111" style:parent-style-name="DefaultParagraphFont" style:family="text">
      <style:text-properties style:font-weight-complex="bold" style:font-style-complex="italic" fo:font-size="11pt" style:font-size-asian="11pt"/>
    </style:style>
    <style:style style:name="T112" style:parent-style-name="DefaultParagraphFont" style:family="text">
      <style:text-properties style:font-weight-complex="bold" style:font-style-complex="italic" fo:font-size="11pt" style:font-size-asian="11pt"/>
    </style:style>
    <style:style style:name="T113" style:parent-style-name="DefaultParagraphFont" style:family="text">
      <style:text-properties style:font-weight-complex="bold" style:font-style-complex="italic" fo:font-size="11pt" style:font-size-asian="11pt"/>
    </style:style>
    <style:style style:name="T114" style:parent-style-name="DefaultParagraphFont" style:family="text">
      <style:text-properties style:font-weight-complex="bold" style:font-style-complex="italic" fo:font-size="11pt" style:font-size-asian="11pt"/>
    </style:style>
    <style:style style:name="T115" style:parent-style-name="DefaultParagraphFont" style:family="text">
      <style:text-properties style:font-weight-complex="bold" style:font-style-complex="italic" fo:font-size="11pt" style:font-size-asian="11pt"/>
    </style:style>
    <style:style style:name="T116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P117" style:parent-style-name="Standard" style:family="paragraph">
      <style:text-properties style:font-weight-complex="bold" style:font-style-complex="italic" fo:font-size="11pt" style:font-size-asian="11pt"/>
    </style:style>
    <style:style style:name="P118" style:parent-style-name="Standard" style:family="paragraph">
      <style:text-properties style:font-weight-complex="bold" style:font-style-complex="italic" fo:font-size="11pt" style:font-size-asian="11pt"/>
    </style:style>
    <style:style style:name="T119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20" style:parent-style-name="DefaultParagraphFont" style:family="text">
      <style:text-properties style:font-weight-complex="bold" fo:font-size="11pt" style:font-size-asian="11pt"/>
    </style:style>
    <style:style style:name="T121" style:parent-style-name="DefaultParagraphFont" style:family="text">
      <style:text-properties style:font-weight-complex="bold" fo:font-size="11pt" style:font-size-asian="11pt"/>
    </style:style>
    <style:style style:name="T122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23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24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P128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129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T130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31" style:parent-style-name="DefaultParagraphFont" style:family="text">
      <style:text-properties style:font-weight-complex="bold" fo:font-size="11pt" style:font-size-asian="11pt"/>
    </style:style>
    <style:style style:name="T132" style:parent-style-name="DefaultParagraphFont" style:family="text">
      <style:text-properties style:font-weight-complex="bold" fo:font-size="11pt" style:font-size-asian="11pt"/>
    </style:style>
    <style:style style:name="T133" style:parent-style-name="DefaultParagraphFont" style:family="text">
      <style:text-properties style:font-weight-complex="bold" fo:font-size="11pt" style:font-size-asian="11pt"/>
    </style:style>
    <style:style style:name="T134" style:parent-style-name="DefaultParagraphFont" style:family="text">
      <style:text-properties style:font-weight-complex="bold" fo:font-size="11pt" style:font-size-asian="11pt"/>
    </style:style>
    <style:style style:name="T135" style:parent-style-name="DefaultParagraphFont" style:family="text">
      <style:text-properties style:font-weight-complex="bold" fo:font-size="11pt" style:font-size-asian="11pt"/>
    </style:style>
    <style:style style:name="T136" style:parent-style-name="DefaultParagraphFont" style:family="text">
      <style:text-properties style:font-weight-complex="bold" fo:font-size="11pt" style:font-size-asian="11pt"/>
    </style:style>
    <style:style style:name="T137" style:parent-style-name="DefaultParagraphFont" style:family="text">
      <style:text-properties style:font-weight-complex="bold" fo:font-size="11pt" style:font-size-asian="11pt"/>
    </style:style>
    <style:style style:name="T138" style:parent-style-name="DefaultParagraphFont" style:family="text">
      <style:text-properties style:font-weight-complex="bold" fo:font-size="11pt" style:font-size-asian="11pt"/>
    </style:style>
    <style:style style:name="T139" style:parent-style-name="DefaultParagraphFont" style:family="text">
      <style:text-properties style:font-weight-complex="bold" fo:font-size="11pt" style:font-size-asian="11pt"/>
    </style:style>
    <style:style style:name="T14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P141" style:parent-style-name="Standard" style:family="paragraph">
      <style:text-properties style:font-weight-complex="bold" fo:font-size="11pt" style:font-size-asian="11pt"/>
    </style:style>
    <style:style style:name="T142" style:parent-style-name="DefaultParagraphFont" style:family="text">
      <style:text-properties style:font-weight-complex="bold" fo:font-size="11pt" style:font-size-asian="11pt"/>
    </style:style>
    <style:style style:name="T143" style:parent-style-name="DefaultParagraphFont" style:family="text">
      <style:text-properties style:font-weight-complex="bold" fo:font-size="11pt" style:font-size-asian="11pt"/>
    </style:style>
    <style:style style:name="T144" style:parent-style-name="DefaultParagraphFont" style:family="text">
      <style:text-properties style:font-weight-complex="bold" fo:font-size="11pt" style:font-size-asian="11pt"/>
    </style:style>
    <style:style style:name="T145" style:parent-style-name="DefaultParagraphFont" style:family="text">
      <style:text-properties style:font-weight-complex="bold" style:text-position="super 63.6%" fo:font-size="11pt" style:font-size-asian="11pt"/>
    </style:style>
    <style:style style:name="T146" style:parent-style-name="DefaultParagraphFont" style:family="text">
      <style:text-properties style:font-weight-complex="bold" fo:font-size="11pt" style:font-size-asian="11pt"/>
    </style:style>
    <style:style style:name="T147" style:parent-style-name="DefaultParagraphFont" style:family="text">
      <style:text-properties style:font-weight-complex="bold" style:text-position="super 63.6%" fo:font-size="11pt" style:font-size-asian="11pt"/>
    </style:style>
    <style:style style:name="T148" style:parent-style-name="DefaultParagraphFont" style:family="text">
      <style:text-properties style:font-weight-complex="bold" fo:font-size="11pt" style:font-size-asian="11pt"/>
    </style:style>
    <style:style style:name="T14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3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4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2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3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4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5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6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7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8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9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0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1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2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3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4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5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7" style:parent-style-name="DefaultParagraphFont" style:family="text">
      <style:text-properties style:font-weight-complex="bold" fo:font-size="11pt" style:font-size-asian="11pt"/>
    </style:style>
    <style:style style:name="T178" style:parent-style-name="DefaultParagraphFont" style:family="text">
      <style:text-properties style:font-weight-complex="bold" fo:font-size="11pt" style:font-size-asian="11pt"/>
    </style:style>
    <style:style style:name="T179" style:parent-style-name="DefaultParagraphFont" style:family="text">
      <style:text-properties style:font-weight-complex="bold" fo:font-size="11pt" style:font-size-asian="11pt"/>
    </style:style>
    <style:style style:name="T180" style:parent-style-name="DefaultParagraphFont" style:family="text">
      <style:text-properties style:font-weight-complex="bold" fo:font-size="11pt" style:font-size-asian="11pt"/>
    </style:style>
    <style:style style:name="T181" style:parent-style-name="DefaultParagraphFont" style:family="text">
      <style:text-properties style:font-weight-complex="bold" fo:font-size="11pt" style:font-size-asian="11pt"/>
    </style:style>
    <style:style style:name="T182" style:parent-style-name="DefaultParagraphFont" style:family="text">
      <style:text-properties style:font-weight-complex="bold" fo:font-size="11pt" style:font-size-asian="11pt"/>
    </style:style>
    <style:style style:name="T183" style:parent-style-name="DefaultParagraphFont" style:family="text">
      <style:text-properties style:font-weight-complex="bold" fo:font-size="11pt" style:font-size-asian="11pt"/>
    </style:style>
    <style:style style:name="T184" style:parent-style-name="DefaultParagraphFont" style:family="text">
      <style:text-properties style:font-weight-complex="bold" fo:font-size="11pt" style:font-size-asian="11pt"/>
    </style:style>
    <style:style style:name="T18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86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87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88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89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90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91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92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93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94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95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96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97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98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99" style:parent-style-name="DefaultParagraphFont" style:family="text">
      <style:text-properties fo:font-style="italic" style:font-style-asian="italic" fo:font-size="11pt" style:font-size-asian="11pt"/>
    </style:style>
    <style:style style:name="T20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20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20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203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204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P205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/>
      <style:text-properties fo:font-weight="bold" style:font-weight-asian="bold" fo:font-variant="small-caps" fo:font-size="14pt" style:font-size-asian="14pt" style:font-size-complex="14pt"/>
    </style:style>
    <style:style style:name="P206" style:parent-style-name="Standard" style:family="paragraph">
      <style:paragraph-properties fo:line-height="125%"/>
    </style:style>
    <style:style style:name="T207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08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09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10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11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12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13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14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15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16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17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18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19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P220" style:parent-style-name="Standard" style:family="paragraph">
      <style:paragraph-properties fo:line-height="125%"/>
      <style:text-properties style:font-weight-complex="bold" fo:font-style="italic" style:font-style-asian="italic" fo:font-size="11pt" style:font-size-asian="11pt" style:font-size-complex="11pt"/>
    </style:style>
    <style:style style:name="P221" style:parent-style-name="Standard" style:family="paragraph">
      <style:paragraph-properties fo:line-height="125%"/>
    </style:style>
    <style:style style:name="T222" style:parent-style-name="DefaultParagraphFont" style:family="text">
      <style:text-properties style:font-weight-complex="bold" fo:font-size="11pt" style:font-size-asian="11pt" style:font-size-complex="11pt"/>
    </style:style>
    <style:style style:name="T223" style:parent-style-name="DefaultParagraphFont" style:family="text">
      <style:text-properties style:font-weight-complex="bold" fo:font-size="11pt" style:font-size-asian="11pt" style:font-size-complex="11pt"/>
    </style:style>
    <style:style style:name="T224" style:parent-style-name="DefaultParagraphFont" style:family="text">
      <style:text-properties style:font-weight-complex="bold" fo:font-size="11pt" style:font-size-asian="11pt" style:font-size-complex="11pt"/>
    </style:style>
    <style:style style:name="T225" style:parent-style-name="DefaultParagraphFont" style:family="text">
      <style:text-properties style:font-weight-complex="bold" fo:font-size="11pt" style:font-size-asian="11pt" style:font-size-complex="11pt"/>
    </style:style>
    <style:style style:name="T226" style:parent-style-name="DefaultParagraphFont" style:family="text">
      <style:text-properties style:font-weight-complex="bold" fo:font-size="11pt" style:font-size-asian="11pt" style:font-size-complex="11pt"/>
    </style:style>
    <style:style style:name="T227" style:parent-style-name="DefaultParagraphFont" style:family="text">
      <style:text-properties style:font-weight-complex="bold" fo:font-size="11pt" style:font-size-asian="11pt" style:font-size-complex="11pt"/>
    </style:style>
    <style:style style:name="T228" style:parent-style-name="DefaultParagraphFont" style:family="text">
      <style:text-properties style:font-weight-complex="bold" fo:font-size="11pt" style:font-size-asian="11pt" style:font-size-complex="11pt"/>
    </style:style>
    <style:style style:name="T229" style:parent-style-name="DefaultParagraphFont" style:family="text">
      <style:text-properties style:font-weight-complex="bold" fo:font-style="italic" style:font-style-asian="italic" style:font-style-complex="italic" fo:font-size="11pt" style:font-size-asian="11pt" style:font-size-complex="11pt"/>
    </style:style>
    <style:style style:name="P230" style:parent-style-name="Standard" style:family="paragraph">
      <style:paragraph-properties fo:line-height="125%"/>
      <style:text-properties style:font-weight-complex="bold" fo:font-style="italic" style:font-style-asian="italic" style:font-style-complex="italic" fo:font-size="11pt" style:font-size-asian="11pt" style:font-size-complex="11pt"/>
    </style:style>
    <style:style style:name="P231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/>
      <style:text-properties fo:font-weight="bold" style:font-weight-asian="bold" fo:font-variant="small-caps" fo:font-size="14pt" style:font-size-asian="14pt" style:font-size-complex="14pt"/>
    </style:style>
    <style:style style:name="P232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233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234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235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236" style:parent-style-name="Framecontents" style:family="paragraph">
      <style:paragraph-properties fo:line-height="110%"/>
    </style:style>
    <style:style style:name="T237" style:parent-style-name="DefaultParagraphFont" style:family="text">
      <style:text-properties style:font-weight-complex="bold" style:font-style-complex="italic" fo:color="#000000" fo:font-size="11pt" style:font-size-asian="11pt"/>
    </style:style>
    <style:style style:name="T238" style:parent-style-name="DefaultParagraphFont" style:family="text">
      <style:text-properties style:font-weight-complex="bold" style:font-style-complex="italic" fo:color="#000000" fo:font-size="11pt" style:font-size-asian="11pt"/>
    </style:style>
    <style:style style:name="T239" style:parent-style-name="DefaultParagraphFont" style:family="text">
      <style:text-properties style:font-weight-complex="bold" style:font-style-complex="italic" fo:color="#000000" fo:font-size="11pt" style:font-size-asian="11pt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true" style:wrap-contour-mode="outside" style:horizontal-rel="page-content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true" style:wrap-contour-mode="outside" style:horizontal-rel="page-content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Jason Liu</text:p>
      <text:p text:style-name="P2"><text:span text:style-name="T3"><text:tab/>jasonjliu.com</text:span><text:span text:style-name="T4"><text:tab/></text:span></text:p>
      <text:p text:style-name="P5"><text:span text:style-name="T6">703-732-0816 –<text:s/></text:span><text:a xlink:href="mailto:jliu1052@gmail.com" office:target-frame-name="_top" xlink:show="replace"><text:span text:style-name="T7">jliu1052@gmail.com</text:span></text:a></text:p>
      <text:p text:style-name="P8"/>
      <text:p text:style-name="P9">Education</text:p>
      <text:p text:style-name="P10"/>
      <text:p text:style-name="Standard"><text:span text:style-name="T11">University of Wisconsin-Madison</text:span><text:span text:style-name="T12"><text:tab/></text:span><text:span text:style-name="T13"><text:tab/></text:span><text:span text:style-name="T14"><text:tab/></text:span><text:span text:style-name="T15"><text:tab/></text:span><text:span text:style-name="T16"><text:tab/></text:span><text:span text:style-name="T17"><text:tab/></text:span><text:span text:style-name="T18"><text:tab/></text:span><text:span text:style-name="T19"><text:tab/></text:span><text:span text:style-name="T20"><text:tab/></text:span><text:span text:style-name="T21"><text:s/>Madison, WI</text:span></text:p>
      <text:list text:style-name="WWNum3">
        <text:list-item>
          <text:p text:style-name="P22"><text:span text:style-name="T23">Bachelor of Science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</text:span><text:span text:style-name="T30"><text:tab/></text:span><text:span text:style-name="T31"><text:tab/></text:span><text:span text:style-name="T32"><text:tab/></text:span><text:span text:style-name="T33"><text:s/>Sept. 2017 – May 2021</text:span></text:p>
        </text:list-item>
        <text:list-item>
          <text:p text:style-name="P34">Major: Computer Science</text:p>
        </text:list-item>
        <text:list-item>
          <text:p text:style-name="P35">Minor: Mathematics</text:p>
        </text:list-item>
      </text:list>
      <text:p text:style-name="Standard"><text:span text:style-name="T36">T</text:span><text:span text:style-name="T37">homas Jefferson High School for Science and Technology</text:span><text:span text:style-name="T38"><text:tab/></text:span><text:span text:style-name="T39"><text:tab/></text:span><text:span text:style-name="T40"><text:tab/></text:span><text:span text:style-name="T41"><text:tab/><text:s text:c="11"/></text:span><text:span text:style-name="T42">Alexandria, VA</text:span></text:p>
      <text:list text:style-name="WWNum1">
        <text:list-item>
          <text:p text:style-name="P43"><text:span text:style-name="T44">Jefferson Diploma</text:span><text:span text:style-name="T45"><text:tab/></text:span><text:span text:style-name="T46"><text:tab/></text:span><text:span text:style-name="T47"><text:tab/></text:span><text:span text:style-name="T48"><text:tab/></text:span><text:span text:style-name="T49"><text:tab/></text:span><text:span text:style-name="T50"><text:tab/></text:span><text:span text:style-name="T51"><text:tab/></text:span><text:span text:style-name="T52"><text:tab/><text:s text:c="10"/></text:span><text:span text:style-name="T53"><text:tab/><text:s/></text:span><text:span text:style-name="T54">Sept. 2013 – June 2017</text:span></text:p>
        </text:list-item>
        <text:list-item>
          <text:p text:style-name="P55">ACT: 35 Reading: 36 Math: 36 Science: 34 Reading 33</text:p>
        </text:list-item>
        <text:list-item>
          <text:p text:style-name="P56">AP Computer Science: 5; AP Calculus AB/BC: 5; AP Psychology: 5, AP Statistics: 5, AP Government: 5</text:p>
        </text:list-item>
      </text:list>
      <text:p text:style-name="P57">COURSEWORK</text:p>
      <table:table table:style-name="Table58">
        <table:table-columns>
          <table:table-column table:style-name="TableColumn59"/>
          <table:table-column table:style-name="TableColumn60"/>
        </table:table-columns>
        <table:table-row table:style-name="TableRow61">
          <table:table-cell table:style-name="TableCell62">
            <text:p text:style-name="P63">AP/post-AP Courses*:</text:p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>TJHSST Web and Mobile Research Lab</text:p>
          </table:table-cell>
          <table:table-cell table:style-name="TableCell69">
            <text:p text:style-name="P70">AP Physics C; M and EM</text:p>
          </table:table-cell>
        </table:table-row>
        <table:table-row table:style-name="TableRow71">
          <table:table-cell table:style-name="TableCell72">
            <text:p text:style-name="P73">AP Computer Science A + Data<text:s/>Structures</text:p>
          </table:table-cell>
          <table:table-cell table:style-name="TableCell74">
            <text:p text:style-name="P75">Multi-variable Calculus</text:p>
          </table:table-cell>
        </table:table-row>
        <table:table-row table:style-name="TableRow76">
          <table:table-cell table:style-name="TableCell77">
            <text:p text:style-name="P78">Artificial Intelligence 1 and 2</text:p>
          </table:table-cell>
          <table:table-cell table:style-name="TableCell79">
            <text:p text:style-name="P80">Linear Algebra</text:p>
          </table:table-cell>
        </table:table-row>
        <table:table-row table:style-name="TableRow81">
          <table:table-cell table:style-name="TableCell82">
            <text:p text:style-name="P83">Computer Vision</text:p>
          </table:table-cell>
          <table:table-cell table:style-name="TableCell84">
            <text:p text:style-name="P85">AP Statistics</text:p>
          </table:table-cell>
        </table:table-row>
        <table:table-row table:style-name="TableRow86">
          <table:table-cell table:style-name="TableCell87">
            <text:p text:style-name="P88">Web Application Development</text:p>
          </table:table-cell>
          <table:table-cell table:style-name="TableCell89">
            <text:p text:style-name="P90">Mobile Application Development</text:p>
          </table:table-cell>
        </table:table-row>
      </table:table>
      <text:p text:style-name="P91">*Post-AP signifies a course above AP level that requires one or more AP courses<text:s/>as a prerequisite.</text:p>
      <text:p text:style-name="P92">**Note: many are unlisted</text:p>
      <text:p text:style-name="P93"/>
      <text:p text:style-name="P94">Experience and Leadership</text:p>
      <text:p text:style-name="P95"/>
      <text:p text:style-name="Standard"><text:span text:style-name="T96">L&amp;S Center for Academic Excellence:</text:span><text:span text:style-name="T97"><text:s/>Webmaster and Social Media Coordinator</text:span><text:span text:style-name="T98"><text:tab/></text:span><text:span text:style-name="T99"><text:tab/></text:span><text:span text:style-name="T100"><text:tab/></text:span><text:span text:style-name="T101"><text:tab/><text:s text:c="4"/>2017-Present</text:span></text:p>
      <text:p text:style-name="Standard"><text:span text:style-name="T102"><text:tab/></text:span><text:span text:style-name="T103">Developed and maintained website for Center for Academic Excellence using J</text:span><text:span text:style-name="T104">S, HTML, CSS</text:span></text:p>
      <text:p text:style-name="Standard"><text:span text:style-name="T105"><text:tab/>Coordinate</text:span><text:span text:style-name="T106">d with Letters and Science organizations and programs to maintain, update, and rework site</text:span></text:p>
      <text:p text:style-name="Standard"><text:span text:style-name="T107">Capital One:<text:s/></text:span><text:span text:style-name="T108">Associate Software Engineer</text:span><text:span text:style-name="T109"><text:tab/></text:span><text:span text:style-name="T110"><text:tab/></text:span><text:span text:style-name="T111"><text:tab/></text:span><text:span text:style-name="T112"><text:tab/></text:span><text:span text:style-name="T113"><text:tab/></text:span><text:span text:style-name="T114"><text:tab/></text:span><text:span text:style-name="T115"><text:tab/><text:s text:c="9"/></text:span><text:span text:style-name="T116">June-August 2017</text:span></text:p>
      <text:p text:style-name="P117"><text:tab/>Helped maintain and develop banking web application using AngularJS, HTML, and CSS</text:p>
      <text:p text:style-name="P118"><text:tab/>Learned and used agile<text:s/>to collaborate with other programmers, teams, and managers</text:p>
      <text:p text:style-name="Standard"><text:span text:style-name="T119">Brain Health Alliance</text:span><text:span text:style-name="T120">: Software Intern</text:span><text:span text:style-name="T121"><text:tab/></text:span><text:span text:style-name="T122"><text:tab/></text:span><text:span text:style-name="T123"><text:tab/></text:span><text:span text:style-name="T124"><text:tab/></text:span><text:span text:style-name="T125"><text:tab/></text:span><text:span text:style-name="T126"><text:tab/><text:s text:c="6"/></text:span><text:span text:style-name="T127"><text:tab/><text:s text:c="17"/>June-September 2016</text:span></text:p>
      <text:p text:style-name="P128">Utilize a MEAN fullstack solution to investigate the<text:s/>potential of<text:s/>a NoSQL<text:s/>semantic web.</text:p>
      <text:p text:style-name="P129">Collaborate with peers to write and publish a paper in the W3 Consortium</text:p>
      <text:p text:style-name="Standard"><text:span text:style-name="T130">STEMBassadors</text:span><text:span text:style-name="T131">: Teacher Assistant</text:span><text:span text:style-name="T132"><text:tab/></text:span><text:span text:style-name="T133"><text:tab/></text:span><text:span text:style-name="T134"><text:tab/></text:span><text:span text:style-name="T135"><text:tab/></text:span><text:span text:style-name="T136"><text:tab/></text:span><text:span text:style-name="T137"><text:tab/></text:span><text:span text:style-name="T138"><text:tab/></text:span><text:span text:style-name="T139"><text:tab/><text:s text:c="4"/></text:span><text:span text:style-name="T140">June-September 2015</text:span></text:p>
      <text:p text:style-name="P141"><text:tab/>Worked with elementary school children to help develop STEM interests at an early age</text:p>
      <text:p text:style-name="Standard"><text:span text:style-name="T142"><text:tab/>Organized and le</text:span><text:span text:style-name="T143">d math, science, and tech e</text:span><text:span text:style-name="T144">xperiments among 1</text:span><text:span text:style-name="T145">st</text:span><text:span text:style-name="T146"><text:s/>to 6</text:span><text:span text:style-name="T147">th</text:span><text:span text:style-name="T148"><text:s/>graders</text:span></text:p>
      <text:p text:style-name="Standard"><text:span text:style-name="T149">UNICEF</text:span><text:span text:style-name="T150"><text:tab/></text:span><text:span text:style-name="T151"><text:tab/></text:span><text:span text:style-name="T152"><text:tab/></text:span><text:span text:style-name="T153"><text:tab/></text:span><text:span text:style-name="T154"><text:tab/></text:span><text:span text:style-name="T155"><text:tab/><text:s/></text:span><text:span text:style-name="T156"><text:tab/></text:span><text:span text:style-name="T157"><text:tab/></text:span><text:span text:style-name="T158"><text:tab/></text:span><text:span text:style-name="T159"><text:tab/></text:span><text:span text:style-name="T160"><text:tab/></text:span><text:span text:style-name="T161"><text:tab/><text:s text:c="4"/>2</text:span><text:span text:style-name="T162">017-Present</text:span></text:p>
      <text:p text:style-name="Standard"><text:span text:style-name="T163">Software<text:s/></text:span><text:span text:style-name="T164">Development</text:span><text:span text:style-name="T165"><text:s/>Club</text:span><text:span text:style-name="T166"><text:tab/></text:span><text:span text:style-name="T167"><text:tab/></text:span><text:span text:style-name="T168"><text:tab/></text:span><text:span text:style-name="T169"><text:tab/></text:span><text:span text:style-name="T170"><text:tab/></text:span><text:span text:style-name="T171"><text:tab/></text:span><text:span text:style-name="T172"><text:tab/></text:span><text:span text:style-name="T173"><text:tab/></text:span><text:span text:style-name="T174"><text:tab/></text:span><text:span text:style-name="T175"><text:tab/><text:s text:c="4"/>2017-Present</text:span></text:p>
      <text:p text:style-name="Standard"><text:span text:style-name="T176">Teknos Science and Technology Journal:</text:span><text:span text:style-name="T177"><text:s/>Senior Editor</text:span><text:span text:style-name="T178"><text:tab/></text:span><text:span text:style-name="T179"><text:tab/></text:span><text:span text:style-name="T180"><text:tab/></text:span><text:span text:style-name="T181"><text:tab/></text:span><text:span text:style-name="T182"><text:tab/></text:span><text:span text:style-name="T183"><text:tab/></text:span><text:span text:style-name="T184"><text:tab/><text:s text:c="7"/></text:span><text:span text:style-name="T185">2013-</text:span><text:span text:style-name="T186">2017</text:span></text:p>
      <text:p text:style-name="Standard"><text:span text:style-name="T187">Capitol Food Bank</text:span><text:span text:style-name="T188"><text:tab/></text:span><text:span text:style-name="T189"><text:tab/></text:span><text:span text:style-name="T190"><text:tab/></text:span><text:span text:style-name="T191"><text:tab/></text:span><text:span text:style-name="T192"><text:tab/></text:span><text:span text:style-name="T193"><text:tab/></text:span><text:span text:style-name="T194"><text:tab/></text:span><text:span text:style-name="T195"><text:tab/></text:span><text:span text:style-name="T196"><text:tab/></text:span><text:span text:style-name="T197"><text:tab/></text:span><text:span text:style-name="T198"><text:tab/><text:s text:c="7"/>2013-2017</text:span></text:p>
      <text:p text:style-name="Standard"><text:span text:style-name="T199">Thomas Jefferson Crew (Winter/Spring) and Resilient Rowing (Summer/Fall)</text:span><text:span text:style-name="T200"><text:tab/></text:span><text:span text:style-name="T201"><text:tab/></text:span><text:span text:style-name="T202"><text:tab/><text:s text:c="13"/></text:span><text:span text:style-name="T203"><text:tab/><text:s text:c="7"/>2013-2017</text:span></text:p>
      <text:p text:style-name="Standard"><text:span text:style-name="T204"><text:s text:c="3"/></text:span></text:p>
      <text:p text:style-name="P205">Honors and Achievements</text:p>
      <text:p text:style-name="P206"><text:span text:style-name="T207">National AP Scholar<text:s/></text:span><text:span text:style-name="T208">and AP Scholar with Distinction</text:span><text:span text:style-name="T209"><text:tab/></text:span><text:span text:style-name="T210"><text:tab/></text:span><text:span text:style-name="T211"><text:tab/></text:span><text:span text:style-name="T212"><text:tab/></text:span><text:span text:style-name="T213"><text:tab/></text:span><text:span text:style-name="T214"><text:tab/></text:span><text:span text:style-name="T215"><text:s text:c="12"/></text:span><text:span text:style-name="T216"><text:tab/><text:s/></text:span><text:span text:style-name="T217"><text:s/></text:span><text:span text:style-name="T218"><text:s/></text:span><text:span text:style-name="T219"><text:s/>2016 &amp; 2017</text:span></text:p>
      <text:p text:style-name="P220">Jefferson Crew Most Valuable Player<text:s/><text:tab/><text:tab/><text:tab/><text:tab/><text:tab/><text:tab/><text:tab/><text:tab/><text:tab/><text:s/><text:s/><text:s/>Summer 2016</text:p>
      <text:p text:style-name="P221"><text:span text:style-name="T222">Scholastic National Championship Regatta Men’s Varsity Second 8+</text:span><text:span text:style-name="T223"><text:tab/></text:span><text:span text:style-name="T224"><text:tab/></text:span><text:span text:style-name="T225"><text:tab/></text:span><text:span text:style-name="T226"><text:tab/></text:span><text:span text:style-name="T227"><text:tab/><text:s/></text:span><text:span text:style-name="T228"><text:s/></text:span><text:span text:style-name="T229"><text:s text:c="3"/>Spring 2014</text:span></text:p>
      <text:p text:style-name="P230">The National Academy of Future Scientists and Technologists Award of Excellence<text:tab/><text:tab/><text:s text:c="14"/><text:s/><text:s text:c="14"/>2014</text:p>
      <text:p text:style-name="P231">Skills<text:tab/><text:tab/><text:tab/><text:tab/><text:tab/><text:tab/><text:tab/><text:s text:c="7"/></text:p>
      <text:p text:style-name="Standard"><draw:frame draw:z-index="251659264" draw:id="id0" draw:style-name="a0" draw:name="Frame2" text:anchor-type="paragraph" svg:x="4in" svg:y="10.15in" svg:width="2.44653in" svg:height="0.675in" style:rel-width="scale" style:rel-height="scale"><draw:text-box><text:p text:style-name="P232">OS: Linux</text:p><text:p text:style-name="P233">Tools: Git, GitHub, Shell Script (Linux)</text:p></draw:text-box><svg:title/><svg:desc/></draw:frame><draw:frame draw:z-index="2" draw:id="id1" draw:style-name="a1" draw:name="Frame2" text:anchor-type="paragraph" svg:x="0.09167in" svg:y="10.15833in" svg:width="3.475in" svg:height="0.675in" style:rel-width="scale" style:rel-height="scale"><draw:text-box><text:p text:style-name="P234">Programming Languages: Java, Python, JavaScript</text:p><text:p text:style-name="P235">Web/Mobile Dev: HTML, CSS, JavaScript, jQuery, PHP</text:p><text:p text:style-name="P236"><text:span text:style-name="T237">Libraries/Frameworks: MySQL, MongoDB,<text:s/></text:span><text:span text:style-name="T238">Angular</text:span><text:span text:style-name="T239">JS</text:span></text:p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color="#00000A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/>
      <style:text-properties style:font-name="Arial" style:font-name-asian="Arial" style:font-name-complex="Arial" fo:font-size="9pt" style:font-size-asian="9pt" style:font-size-complex="9pt" fo:hyphenate="false"/>
    </style:style>
    <style:style style:name="List" style:display-name="List" style:family="paragraph" style:parent-style-name="Textbody">
      <style:text-properties style:font-name-complex="Free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TMLPreformatted" style:display-name="HTML Preformatted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style:font-name="Verdana" style:font-name-asian="Verdana" style:font-name-complex="Verdana" fo:color="#000000" fo:font-size="9pt" style:font-size-asian="9pt" style:font-size-complex="9pt" fo:hyphenate="false"/>
    </style:style>
    <style:style style:name="BodyText3" style:display-name="Body Text 3" style:family="paragraph" style:parent-style-name="Standard">
      <style:paragraph-properties fo:margin-bottom="0.0833in"/>
      <style:text-properties fo:font-size="8pt" style:font-size-asian="8pt" style:font-size-complex="8pt" fo:hyphenate="false"/>
    </style:style>
    <style:style style:name="BodyTextIndent2" style:display-name="Body Text Indent 2" style:family="paragraph" style:parent-style-name="Standard">
      <style:paragraph-properties fo:margin-bottom="0.0833in" fo:line-height="200%" fo:margin-left="0.25in">
        <style:tab-stops/>
      </style:paragraph-properties>
      <style:text-properties fo:hyphenate="false"/>
    </style:style>
    <style:style style:name="ListParagraph" style:display-name="List Paragraph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CommentText" style:display-name="Comment Text" style:family="paragraph" style:parent-style-name="Standard">
      <style:text-properties fo:font-size="10pt" style:font-size-asian="10pt" style:font-size-complex="10pt" fo:hyphenate="false"/>
    </style:style>
    <style:style style:name="CommentSubject" style:display-name="Comment Subject" style:family="paragraph" style:parent-style-name="CommentText">
      <style:text-properties fo:font-weight="bold" style:font-weight-asian="bold" style:font-weight-complex="bold"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Revision" style:display-name="Revision" style:family="paragraph">
      <style:paragraph-properties fo:widows="2" fo:orphans="2"/>
      <style:text-properties fo:color="#00000A" style:font-size-complex="12pt" fo:hyphenate="false"/>
    </style:style>
    <style:style style:name="NoSpacing" style:display-name="No Spacing" style:family="paragraph">
      <style:paragraph-properties fo:widows="2" fo:orphans="2"/>
      <style:text-properties fo:color="#00000A" style:font-size-complex="12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PageNumber" style:display-name="Page Number" style:family="text" style:parent-style-name="DefaultParagraphFont"/>
    <style:style style:name="HTMLTypewriter" style:display-name="HTML Typewriter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BodyText3Char" style:display-name="Body Text 3 Char" style:family="text">
      <style:text-properties fo:font-size="8pt" style:font-size-asian="8pt" style:font-size-complex="8pt"/>
    </style:style>
    <style:style style:name="BodyTextIndent2Char" style:display-name="Body Text Indent 2 Char" style:family="text">
      <style:text-properties fo:font-size="12pt" style:font-size-asian="12pt" style:font-size-complex="12pt"/>
    </style:style>
    <style:style style:name="CommentReference" style:display-name="Comment Reference" style:family="text">
      <style:text-properties fo:font-size="8pt" style:font-size-asian="8pt" style:font-size-complex="8pt"/>
    </style:style>
    <style:style style:name="CommentTextChar" style:display-name="Comment Text Char" style:family="text" style:parent-style-name="DefaultParagraphFont"/>
    <style:style style:name="CommentSubjectChar" style:display-name="Comment Subject Char" style:family="text">
      <style:text-properties fo:font-weight="bold" style:font-weight-asian="bold" style:font-weight-complex="bold"/>
    </style:style>
    <style:style style:name="BalloonTextChar" style:display-name="Balloon Text Char" style:family="text">
      <style:text-properties style:font-name="Tahoma" style:font-name-asian="Tahoma" style:font-name-complex="Tahoma" fo:font-size="8pt" style:font-size-asian="8pt" style:font-size-complex="8pt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FooterChar" style:display-name="Footer Char" style:family="text" style:parent-style-name="DefaultParagraphFont">
      <style:text-properties fo:font-size="12pt" style:font-size-asian="12pt" style:font-size-complex="12pt"/>
    </style:style>
    <style:style style:name="HeaderChar" style:display-name="Header Char" style:family="text" style:parent-style-name="DefaultParagraphFont">
      <style:text-properties fo:font-size="12pt" style:font-size-asian="12pt" style:font-size-complex="12pt"/>
    </style:style>
    <style:style style:name="ListLabel1" style:display-name="ListLabel 1" style:family="text">
      <style:text-properties style:font-name-asian="Times New Roman" style:font-name-complex="Times New Roman" fo:font-weight="bold" style:font-weight-asian="bold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Courier New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Courier New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Courier New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style:font-name-complex="Courier New"/>
    </style:style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>
      <style:text-properties style:font-name-complex="Courier New"/>
    </style:style>
    <style:style style:name="ListLabel37" style:display-name="ListLabel 37" style:family="text">
      <style:text-properties style:font-name-complex="Courier New"/>
    </style:style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>
      <style:text-properties style:font-name-complex="Courier New"/>
    </style:style>
    <style:style style:name="ListLabel40" style:display-name="ListLabel 40" style:family="text">
      <style:text-properties fo:font-size="8pt" style:font-size-asian="8pt"/>
    </style:style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>
      <style:text-properties style:font-name-complex="Courier New"/>
    </style:style>
    <style:style style:name="ListLabel43" style:display-name="ListLabel 43" style:family="text">
      <style:text-properties style:font-name-complex="Courier New"/>
    </style:style>
    <style:style style:name="ListLabel44" style:display-name="ListLabel 44" style:family="text">
      <style:text-properties fo:font-size="8pt" style:font-size-asian="8pt"/>
    </style:style>
    <style:style style:name="ListLabel45" style:display-name="ListLabel 45" style:family="text">
      <style:text-properties style:font-name-complex="Courier New"/>
    </style:style>
    <style:style style:name="ListLabel46" style:display-name="ListLabel 46" style:family="text">
      <style:text-properties style:font-name-complex="Courier New"/>
    </style:style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>
      <style:text-properties style:font-name-complex="Courier New"/>
    </style:style>
    <style:style style:name="ListLabel49" style:display-name="ListLabel 49" style:family="text">
      <style:text-properties style:font-name-complex="Courier New"/>
    </style:style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>
      <style:text-properties fo:font-size="8pt" style:font-size-asian="8pt"/>
    </style:style>
    <style:style style:name="ListLabel52" style:display-name="ListLabel 52" style:family="text">
      <style:text-properties style:font-name-complex="Courier New"/>
    </style:style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>
      <style:text-properties style:font-name-complex="Courier New"/>
    </style:style>
    <style:style style:name="ListLabel55" style:display-name="ListLabel 55" style:family="text">
      <style:text-properties fo:font-size="8pt" style:font-size-asian="8pt"/>
    </style:style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>
      <style:text-properties style:font-name-complex="Courier New"/>
    </style:style>
    <style:style style:name="ListLabel58" style:display-name="ListLabel 58" style:family="text">
      <style:text-properties style:font-name-complex="Courier New"/>
    </style:style>
    <style:style style:name="ListLabel59" style:display-name="ListLabel 59" style:family="text">
      <style:text-properties fo:font-size="8pt" style:font-size-asian="8pt"/>
    </style:style>
    <style:style style:name="ListLabel60" style:display-name="ListLabel 60" style:family="text">
      <style:text-properties style:font-name-complex="Courier New"/>
    </style:style>
    <style:style style:name="ListLabel61" style:display-name="ListLabel 61" style:family="text">
      <style:text-properties style:font-name-complex="Courier New"/>
    </style:style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>
      <style:text-properties fo:font-size="8pt" style:font-size-asian="8pt"/>
    </style:style>
    <style:style style:name="ListLabel64" style:display-name="ListLabel 64" style:family="text">
      <style:text-properties style:font-name-complex="Courier New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>
      <style:text-properties style:font-name-complex="Courier New"/>
    </style:style>
    <style:style style:name="ListLabel67" style:display-name="ListLabel 67" style:family="text">
      <style:text-properties fo:font-size="8pt" style:font-size-asian="8pt"/>
    </style:style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>
      <style:text-properties style:font-name-complex="Courier New"/>
    </style:style>
    <style:style style:name="ListLabel70" style:display-name="ListLabel 70" style:family="text">
      <style:text-properties style:font-name-complex="Courier New"/>
    </style:style>
    <style:style style:name="ListLabel71" style:display-name="ListLabel 71" style:family="text">
      <style:text-properties fo:font-size="8pt" style:font-size-asian="8pt"/>
    </style:style>
    <style:style style:name="ListLabel72" style:display-name="ListLabel 72" style:family="text">
      <style:text-properties style:font-name-complex="Courier New"/>
    </style:style>
    <style:style style:name="ListLabel73" style:display-name="ListLabel 73" style:family="text">
      <style:text-properties style:font-name-complex="Courier New"/>
    </style:style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>
      <style:text-properties style:font-name-complex="Courier New"/>
    </style:style>
    <style:style style:name="ListLabel76" style:display-name="ListLabel 76" style:family="text">
      <style:text-properties style:font-name-complex="Courier New"/>
    </style:style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>
      <style:text-properties style:font-name-complex="Courier New"/>
    </style:style>
    <style:style style:name="ListLabel79" style:display-name="ListLabel 79" style:family="text">
      <style:text-properties style:font-name-complex="Courier New"/>
    </style:style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>
      <style:text-properties style:font-name-complex="Courier New"/>
    </style:style>
    <style:style style:name="ListLabel82" style:display-name="ListLabel 82" style:family="text">
      <style:text-properties style:font-name-complex="Courier New"/>
    </style:style>
    <style:style style:name="ListLabel83" style:display-name="ListLabel 83" style:family="text">
      <style:text-properties style:font-name-complex="Courier New"/>
    </style:style>
    <style:style style:name="ListLabel84" style:display-name="ListLabel 84" style:family="text">
      <style:text-properties style:font-name-complex="Courier New"/>
    </style:style>
    <style:style style:name="ListLabel85" style:display-name="ListLabel 85" style:family="text">
      <style:text-properties style:font-name-complex="Courier New"/>
    </style:style>
    <style:style style:name="ListLabel86" style:display-name="ListLabel 86" style:family="text">
      <style:text-properties style:font-name-complex="Courier New"/>
    </style:style>
    <style:style style:name="ListLabel87" style:display-name="ListLabel 87" style:family="text">
      <style:text-properties style:font-name-complex="Courier New"/>
    </style:style>
    <style:style style:name="ListLabel88" style:display-name="ListLabel 88" style:family="text">
      <style:text-properties style:font-name-complex="Courier New"/>
    </style:style>
    <style:style style:name="ListLabel89" style:display-name="ListLabel 89" style:family="text">
      <style:text-properties style:font-name-complex="Courier New"/>
    </style:style>
    <style:style style:name="ListLabel90" style:display-name="ListLabel 90" style:family="text">
      <style:text-properties style:font-name-complex="Courier New"/>
    </style:style>
    <style:style style:name="ListLabel91" style:display-name="ListLabel 91" style:family="text">
      <style:text-properties style:font-name-complex="Courier New"/>
    </style:style>
    <style:style style:name="ListLabel92" style:display-name="ListLabel 92" style:family="text">
      <style:text-properties style:font-name-complex="Courier New"/>
    </style:style>
    <style:style style:name="ListLabel93" style:display-name="ListLabel 93" style:family="text">
      <style:text-properties style:font-name-complex="Courier New"/>
    </style:style>
    <style:style style:name="ListLabel94" style:display-name="ListLabel 94" style:family="text">
      <style:text-properties style:font-name-complex="Courier New"/>
    </style:style>
    <style:style style:name="ListLabel95" style:display-name="ListLabel 95" style:family="text">
      <style:text-properties style:font-name-complex="Courier New"/>
    </style:style>
    <style:style style:name="ListLabel96" style:display-name="ListLabel 96" style:family="text">
      <style:text-properties style:font-name-complex="Courier New"/>
    </style:style>
    <style:style style:name="ListLabel97" style:display-name="ListLabel 97" style:family="text">
      <style:text-properties style:font-name-complex="Courier New"/>
    </style:style>
    <style:style style:name="ListLabel98" style:display-name="ListLabel 98" style:family="text">
      <style:text-properties style:font-name-complex="Courier New"/>
    </style:style>
    <style:style style:name="ListLabel99" style:display-name="ListLabel 99" style:family="text">
      <style:text-properties style:font-name-complex="Courier New"/>
    </style:style>
    <style:style style:name="ListLabel100" style:display-name="ListLabel 100" style:family="text">
      <style:text-properties style:font-name-complex="Courier New"/>
    </style:style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>
      <style:text-properties style:font-name-complex="Courier New"/>
    </style:style>
    <style:style style:name="ListLabel103" style:display-name="ListLabel 103" style:family="text">
      <style:text-properties style:font-name-complex="Courier New"/>
    </style:style>
    <style:style style:name="ListLabel104" style:display-name="ListLabel 104" style:family="text">
      <style:text-properties style:font-name-complex="Courier New"/>
    </style:style>
    <style:style style:name="ListLabel105" style:display-name="ListLabel 105" style:family="text">
      <style:text-properties style:font-name-complex="Courier New"/>
    </style:style>
    <style:style style:name="ListLabel106" style:display-name="ListLabel 106" style:family="text">
      <style:text-properties style:font-name-complex="Courier New"/>
    </style:style>
    <style:style style:name="ListLabel107" style:display-name="ListLabel 107" style:family="text">
      <style:text-properties style:font-name-complex="Courier New"/>
    </style:style>
    <style:style style:name="ListLabel108" style:display-name="ListLabel 108" style:family="text">
      <style:text-properties style:font-name-complex="Courier New"/>
    </style:style>
    <style:style style:name="ListLabel109" style:display-name="ListLabel 109" style:family="text">
      <style:text-properties style:font-name-complex="Courier New"/>
    </style:style>
    <style:style style:name="ListLabel110" style:display-name="ListLabel 110" style:family="text">
      <style:text-properties style:font-name-complex="Courier New"/>
    </style:style>
    <style:style style:name="ListLabel111" style:display-name="ListLabel 111" style:family="text">
      <style:text-properties style:font-name-complex="Wingdings"/>
    </style:style>
    <style:style style:name="ListLabel112" style:display-name="ListLabel 112" style:family="text">
      <style:text-properties style:font-name-complex="Courier New"/>
    </style:style>
    <style:style style:name="ListLabel113" style:display-name="ListLabel 113" style:family="text">
      <style:text-properties style:font-name-complex="Wingdings"/>
    </style:style>
    <style:style style:name="ListLabel114" style:display-name="ListLabel 114" style:family="text">
      <style:text-properties style:font-name-complex="Symbol"/>
    </style:style>
    <style:style style:name="ListLabel115" style:display-name="ListLabel 115" style:family="text">
      <style:text-properties style:font-name-complex="Courier New"/>
    </style:style>
    <style:style style:name="ListLabel116" style:display-name="ListLabel 116" style:family="text">
      <style:text-properties style:font-name-complex="Wingdings"/>
    </style:style>
    <style:style style:name="ListLabel117" style:display-name="ListLabel 117" style:family="text">
      <style:text-properties style:font-name-complex="Symbol"/>
    </style:style>
    <style:style style:name="ListLabel118" style:display-name="ListLabel 118" style:family="text">
      <style:text-properties style:font-name-complex="Courier New"/>
    </style:style>
    <style:style style:name="ListLabel119" style:display-name="ListLabel 119" style:family="text">
      <style:text-properties style:font-name-complex="Wingdings"/>
    </style:style>
    <style:style style:name="ListLabel120" style:display-name="ListLabel 120" style:family="text">
      <style:text-properties style:font-name-complex="Wingdings"/>
    </style:style>
    <style:style style:name="ListLabel121" style:display-name="ListLabel 121" style:family="text">
      <style:text-properties style:font-name-complex="Courier New"/>
    </style:style>
    <style:style style:name="ListLabel122" style:display-name="ListLabel 122" style:family="text">
      <style:text-properties style:font-name-complex="Wingdings"/>
    </style:style>
    <style:style style:name="ListLabel123" style:display-name="ListLabel 123" style:family="text">
      <style:text-properties style:font-name-complex="Symbol"/>
    </style:style>
    <style:style style:name="ListLabel124" style:display-name="ListLabel 124" style:family="text">
      <style:text-properties style:font-name-complex="Courier New"/>
    </style:style>
    <style:style style:name="ListLabel125" style:display-name="ListLabel 125" style:family="text">
      <style:text-properties style:font-name-complex="Wingdings"/>
    </style:style>
    <style:style style:name="ListLabel126" style:display-name="ListLabel 126" style:family="text">
      <style:text-properties style:font-name-complex="Symbol"/>
    </style:style>
    <style:style style:name="ListLabel127" style:display-name="ListLabel 127" style:family="text">
      <style:text-properties style:font-name-complex="Courier New"/>
    </style:style>
    <style:style style:name="ListLabel128" style:display-name="ListLabel 128" style:family="text">
      <style:text-properties style:font-name-complex="Wingdings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ListLabel129" style:display-name="ListLabel 129" style:family="text">
      <style:text-properties style:font-name-complex="Wingdings"/>
    </style:style>
    <style:style style:name="ListLabel130" style:display-name="ListLabel 130" style:family="text">
      <style:text-properties style:font-name-complex="Courier New"/>
    </style:style>
    <style:style style:name="ListLabel131" style:display-name="ListLabel 131" style:family="text">
      <style:text-properties style:font-name-complex="Wingdings"/>
    </style:style>
    <style:style style:name="ListLabel132" style:display-name="ListLabel 132" style:family="text">
      <style:text-properties style:font-name-complex="Symbol"/>
    </style:style>
    <style:style style:name="ListLabel133" style:display-name="ListLabel 133" style:family="text">
      <style:text-properties style:font-name-complex="Courier New"/>
    </style:style>
    <style:style style:name="ListLabel134" style:display-name="ListLabel 134" style:family="text">
      <style:text-properties style:font-name-complex="Wingdings"/>
    </style:style>
    <style:style style:name="ListLabel135" style:display-name="ListLabel 135" style:family="text">
      <style:text-properties style:font-name-complex="Symbol"/>
    </style:style>
    <style:style style:name="ListLabel136" style:display-name="ListLabel 136" style:family="text">
      <style:text-properties style:font-name-complex="Courier New"/>
    </style:style>
    <style:style style:name="ListLabel137" style:display-name="ListLabel 137" style:family="text">
      <style:text-properties style:font-name-complex="Wingdings"/>
    </style:style>
    <style:style style:name="ListLabel138" style:display-name="ListLabel 138" style:family="text">
      <style:text-properties style:font-name-complex="Courier New"/>
    </style:style>
    <style:style style:name="ListLabel139" style:display-name="ListLabel 139" style:family="text">
      <style:text-properties style:font-name-complex="Courier New"/>
    </style:style>
    <style:style style:name="ListLabel140" style:display-name="ListLabel 140" style:family="text">
      <style:text-properties style:font-name-complex="Courier New"/>
    </style:style>
    <style:style style:name="Teletype" style:display-name="Teletype" style:family="text">
      <style:text-properties style:font-name="Liberation Mono" style:font-name-asian="Liberation Mono" style:font-name-complex="Liberation Mono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Wingdings" style:font-name-complex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" style:display-name="WWNum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Jason Liu Resume</dc:title>
    <meta:initial-creator>Jack</meta:initial-creator>
    <dc:creator>Jason Liu</dc:creator>
    <meta:creation-date>2016-02-15T23:34:00Z</meta:creation-date>
    <dc:date>2018-02-06T22:03:00Z</dc:date>
    <meta:print-date>2017-08-17T19:31:00Z</meta:print-date>
    <meta:template xlink:href="Normal.dotm" xlink:type="simple"/>
    <meta:editing-cycles>73</meta:editing-cycles>
    <meta:editing-duration>PT63720S</meta:editing-duration>
    <meta:user-defined meta:name="AppVersion">16.0000</meta:user-defined>
    <meta:user-defined meta:name="Company">Insystec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5" meta:word-count="407" meta:character-count="2723" meta:row-count="19" meta:non-whitespace-character-count="2321"/>
  </office:meta>
</office:document-meta>
</file>